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50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PUNTO 1.12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table:style-name="ce1" office:value-type="string" calcext:value-type="string">
            <text:p>Métrica</text:p>
          </table:table-cell>
          <table:table-cell table:style-name="ce1" office:value-type="string" calcext:value-type="string">
            <text:p>Definición</text:p>
          </table:table-cell>
          <table:table-cell/>
          <table:table-cell table:style-name="ce12" table:number-columns-repeated="2"/>
        </table:table-row>
        <table:table-row table:style-name="ro2">
          <table:table-cell table:style-name="ce2" office:value-type="string" calcext:value-type="string">
            <text:p>ASGAverageCPUUtilization</text:p>
          </table:table-cell>
          <table:table-cell table:style-name="ce4" office:value-type="string" calcext:value-type="string">
            <text:p>Average CPU utilization of the Auto Scaling group. </text:p>
          </table:table-cell>
          <table:table-cell/>
          <table:table-cell table:style-name="ce12" table:number-columns-repeated="2"/>
        </table:table-row>
        <table:table-row table:style-name="ro3">
          <table:table-cell table:style-name="ce2" office:value-type="string" calcext:value-type="string">
            <text:p>ASGAverageNetworkIn</text:p>
          </table:table-cell>
          <table:table-cell table:style-name="ce4" office:value-type="string" calcext:value-type="string">
            <text:p>Average number of bytes received on all network interfaces by the Auto Scaling group. </text:p>
          </table:table-cell>
          <table:table-cell/>
          <table:table-cell table:style-name="ce12" table:number-columns-repeated="2"/>
        </table:table-row>
        <table:table-row table:style-name="ro3">
          <table:table-cell table:style-name="ce2" office:value-type="string" calcext:value-type="string">
            <text:p>ASGAverageNetworkOut</text:p>
          </table:table-cell>
          <table:table-cell table:style-name="ce4" office:value-type="string" calcext:value-type="string">
            <text:p>Average number of bytes sent out on all network interfaces by the Auto Scaling group. </text:p>
          </table:table-cell>
          <table:table-cell table:number-columns-repeated="2"/>
          <table:table-cell table:style-name="ce12"/>
        </table:table-row>
        <table:table-row table:style-name="ro3">
          <table:table-cell table:style-name="ce2" office:value-type="string" calcext:value-type="string">
            <text:p>ALBRequestCountPerTarget</text:p>
          </table:table-cell>
          <table:table-cell table:style-name="ce4" office:value-type="string" calcext:value-type="string">
            <text:p>Number of requests completed per target in an Application Load Balancer target group. </text:p>
          </table:table-cell>
          <table:table-cell table:number-columns-repeated="2"/>
          <table:table-cell table:style-name="ce12"/>
        </table:table-row>
        <table:table-row table:style-name="ro1"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Fuente: <text:a xlink:href="https://docs.aws.amazon.com/autoscaling/ec2/userguide/as-scaling-target-tracking.html" xlink:type="simple">https://docs.aws.amazon.com/autoscaling/ec2/userguide/as-scaling-target-tracking.html</text:a></text:p>
          </table:table-cell>
          <table:table-cell table:number-columns-repeated="3"/>
          <table:table-cell table:style-name="ce5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UNTO 1.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étrica</text:p>
          </table:table-cell>
          <table:table-cell table:style-name="ce1" office:value-type="string" calcext:value-type="string">
            <text:p>Definición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In Service Instances (Count)</text:p>
          </table:table-cell>
          <table:table-cell table:style-name="ce4" office:value-type="string" calcext:value-type="string">
            <text:p>The number of instances that are running as part of the Auto Scaling group. This metric does not include instances that are pending or terminating. 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otal Instances (Count)</text:p>
          </table:table-cell>
          <table:table-cell table:style-name="ce4" office:value-type="string" calcext:value-type="string">
            <text:p>The total number of instances in the Auto Scaling group. This metric identifies the number of instances that are in service, pending, and terminating. 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Terminating Capacity Units (Count)</text:p>
          </table:table-cell>
          <table:table-cell table:style-name="ce4" office:value-type="string" calcext:value-type="string">
            <text:p>Average number of bytes sent out on all network interfaces by the Auto Scaling group. 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Total Capacity Units (Count)</text:p>
          </table:table-cell>
          <table:table-cell table:style-name="ce4" office:value-type="string" calcext:value-type="string">
            <text:p>Number of requests completed per target in an Application Load Balancer target group. 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In Service Capacity Units (Count)</text:p>
          </table:table-cell>
          <table:table-cell table:style-name="ce4" office:value-type="string" calcext:value-type="string">
            <text:p>The number of capacity units that are running as part of the Auto Scaling group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uente: <text:a xlink:href="https://docs.aws.amazon.com/autoscaling/ec2/userguide/as-instance-monitoring.html" xlink:type="simple">https://docs.aws.amazon.com/autoscaling/ec2/userguide/as-instance-monitoring.html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UNTO 1.15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18.234.204.205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18.209.241.7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UNTO 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alb-sam-1-2111814994.us-east-1.elb.amazonaws.com/</text:p>
          </table:table-cell>
          <table:table-cell table:number-columns-repeated="4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2"/>
          <table:table-cell table:style-name="ce17"/>
          <table:table-cell table:number-columns-repeated="2"/>
        </table:table-row>
        <table:table-row table:style-name="ro1" table:number-rows-repeated="22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0:15:15.511932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21:47:04.737793794</meta:creation-date>
    <dc:date>2020-09-16T20:18:06.792499942</dc:date>
    <meta:editing-duration>PT10H57M37S</meta:editing-duration>
    <meta:editing-cycles>72</meta:editing-cycles>
    <meta:generator>LibreOffice/6.0.7.3$Linux_X86_64 LibreOffice_project/00m0$Build-3</meta:generator>
    <meta:document-statistic meta:table-count="1" meta:cell-count="31" meta:object-count="0"/>
  </office:meta>
</office:document-meta>
</file>